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6.591cm" style:rel-width="100%" fo:break-before="column" table:align="right" style:may-break-between-rows="false" style:writing-mode="lr-tb"/>
    </style:style>
    <style:style style:name="Tableau2.A" style:family="table-column">
      <style:table-column-properties style:column-width="8.29cm" style:rel-column-width="4805*"/>
    </style:style>
    <style:style style:name="Tableau2.B" style:family="table-column">
      <style:table-column-properties style:column-width="8.301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style:rel-width="100%" table:align="right" style:may-break-between-rows="false" style:writing-mode="lr-tb"/>
    </style:style>
    <style:style style:name="Tableau3.A" style:family="table-column">
      <style:table-column-properties style:column-width="8.29cm" style:rel-column-width="4805*"/>
    </style:style>
    <style:style style:name="Tableau3.B" style:family="table-column">
      <style:table-column-properties style:column-width="8.301cm" style:rel-column-width="4812*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bd1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58a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">
      <style:text-properties officeooo:paragraph-rsid="0021bd13"/>
    </style:style>
    <style:style style:name="P11" style:family="paragraph" style:parent-style-name="Standard">
      <style:text-properties officeooo:paragraph-rsid="00258ab2"/>
    </style:style>
    <style:style style:name="P12" style:family="paragraph" style:parent-style-name="Standard">
      <style:text-properties officeooo:paragraph-rsid="002aec3a"/>
    </style:style>
    <style:style style:name="P13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4" style:family="paragraph" style:parent-style-name="Standard2"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6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1f8dde"/>
    </style:style>
    <style:style style:name="P18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210b6f"/>
    </style:style>
    <style:style style:name="P19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style:text-underline-style="none" fo:font-weight="bold" officeooo:paragraph-rsid="0027b2da" style:font-weight-asian="bold" style:font-weight-complex="bold"/>
    </style:style>
    <style:style style:name="P20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fo:font-weight="bold" officeooo:paragraph-rsid="0027b2da" style:font-weight-asian="bold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73fbc0"/>
    </style:style>
    <style:style style:name="T3" style:family="text">
      <style:text-properties officeooo:rsid="006f986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style-name="Sect1" text:name="Section6">
        <text:p text:style-name="P17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style-name="Sect1" text:name="Section7">
        <text:p text:style-name="P18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Etaient présents :</text:p>
      <text:p text:style-name="Standard"><office:annotation><dc:creator>Gauthier Bastien</dc:creator><dc:date>2011-04-18T10:10:11</dc:date><text:p text:style-name="P22"><text:span text:style-name="T5">do text</text:span></text:p><text:p text:style-name="P22"><text:span text:style-name="T5">from xhtml(view.print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22"><text:span text:style-name="T7">do text if self.getObservations()</text:span></text:p><text:p text:style-name="P22"><text:span text:style-name="T7">from xhtml(view.printXhtml(self, self.getObservations()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22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:</text:span></text:p>
        <text:section text:style-name="Sect1" text:name="Section8">
          <text:p text:style-name="P5"><office:annotation><dc:creator>Gauthier Bastien</dc:creator><dc:date>2011-04-18T10:11:54</dc:date><text:p text:style-name="P22"><text:span text:style-name="T7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2"><text:span text:style-name="T7">do text</text:span></text:p><text:p text:style-name="P22"><text:span text:style-name="T7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22"><text:span text:style-name="T5">do section- for item in self.adapted().getPrintableItems(itemUids, privacy='public', oralQuestion=False)</text:span></text:p></office:annotation></text:p>
        <text:p text:style-name="P19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2"><text:span text:style-name="T5">do text</text:span></text:p><text:p text:style-name="P22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22"><text:span text:style-name="T5">do section- if item.getObservations()</text:span></text:p></office:annotation>Interventions :</text:p>
          <text:p text:style-name="Standard"><office:annotation><dc:creator>Gauthier Bastien</dc:creator><dc:date>2011-04-18T11:47:30</dc:date><text:p text:style-name="P22"><text:span text:style-name="T5">do text</text:span></text:p><text:p text:style-name="P22"><text:span text:style-name="T5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2"><text:span text:style-name="T5">do section- if len(</text:span><text:span text:style-name="T8">self.adapted().getPrintableItems(itemUids, listTypes=['late'], oralQuestion=True)) &gt; 0</text:span></text:p></office:annotation></text:span><text:span text:style-name="T1">QUESTIONS ORALES<text:line-break/></text:span></text:p>
        <text:section text:style-name="Sect1" text:name="Section9">
          <text:p text:style-name="P6"><office:annotation><dc:creator>Gauthier Bastien</dc:creator><dc:date>2011-04-18T10:11:54</dc:date><text:p text:style-name="P22"><text:span text:style-name="T7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2"><text:span text:style-name="T7">do text</text:span></text:p><text:p text:style-name="P22"><text:span text:style-name="T7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2"><text:span text:style-name="T6">do text</text:span></text:p><text:p text:style-name="P22"><text:span text:style-name="T6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2"><text:span text:style-name="T5">do text if item.getObservations()</text:span></text:p></office:annotation>Interventions :</text:p>
          <text:p text:style-name="P11"><office:annotation><dc:creator>Gauthier Bastien</dc:creator><dc:date>2011-04-18T11:51:39</dc:date><text:p text:style-name="P22"><text:span text:style-name="T7">do text</text:span></text:p><text:p text:style-name="P22"><text:span text:style-name="T7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22"><text:span text:style-name="T5">do section- for item in self.adapted().getPrintableItems(itemUids, privacy='secret', oralQuestion=False)</text:span></text:p></office:annotation></text:p>
        <text:p text:style-name="P20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2"><text:span text:style-name="T6">do text</text:span></text:p><text:p text:style-name="P22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10">
          <text:p text:style-name="P3"><office:annotation><dc:creator>Gauthier Bastien</dc:creator><dc:date>2011-04-18T12:05:04</dc:date><text:p text:style-name="P22"><text:span text:style-name="T5">do section- if item.getObservations()</text:span></text:p></office:annotation>Interventions :</text:p>
          <text:p text:style-name="Standard"><office:annotation><dc:creator>Gauthier Bastien</dc:creator><dc:date>2011-04-18T11:47:30</dc:date><text:p text:style-name="P22"><text:span text:style-name="T5">do text</text:span></text:p><text:p text:style-name="P22"><text:span text:style-name="T5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<office:annotation><dc:creator>Auteur inconnu</dc:creator><dc:date>2017-02-15T15:46:12</dc:date><text:p text:style-name="P22"><text:span text:style-name="T4">do table if self.getSignatures()</text:span></text:p></office:annotation>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16"><text:text-input text:description="">self.getSignatures().split('\n')[0]</text:text-input></text:p>
          </table:table-cell>
          <table:table-cell table:style-name="Tableau2.A1" office:value-type="string">
            <text:p text:style-name="P15"><text:text-input text:description="">self.getSignatures().split('\n')[2]</text:text-input></text:p>
          </table:table-cell>
        </table:table-row>
        <table:table-row>
          <table:table-cell table:style-name="Tableau2.A1" office:value-type="string">
            <text:p text:style-name="P16">(s) <text:text-input text:description="">self.getSignatures().split('\n')[1]</text:text-input></text:p>
          </table:table-cell>
          <table:table-cell table:style-name="Tableau2.A1" office:value-type="string">
            <text:p text:style-name="P15">(s) <text:text-input text:description="">self.getSignatures().split('\n')[3]</text:text-input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4"><office:annotation><dc:creator>Auteur inconnu</dc:creator><dc:date>2017-02-15T15:46:12</dc:date><text:p text:style-name="P22"><text:span text:style-name="T4">do table if not self.get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16"><text:span text:style-name="T2"><text:text-input text:description="">self.getSignatories(theObjects=True, by_signature_number=True)['1'].gender=='M' and 'Le' or 'La'</text:text-input></text:span><text:s/><text:span text:style-name="T2"><text:text-input text:description="">self.getSignatories(theObjects=True, by_signature_number=True)['1'].label</text:text-input></text:span></text:p>
          </table:table-cell>
          <table:table-cell table:style-name="Tableau3.A1" office:value-type="string">
            <text:p text:style-name="P15"><text:span text:style-name="T2"><text:text-input text:description="">self.getSignatories(theObjects=True, by_signature_number=True)['2'].gender=='M' and 'Le' or 'La'</text:text-input></text:span><text:s/><text:span text:style-name="T2"><text:text-input text:description="">self.getSignatories(theObjects=True, by_signature_number=True)['2'].label</text:text-input></text:span></text:p>
          </table:table-cell>
        </table:table-row>
        <table:table-row>
          <table:table-cell table:style-name="Tableau3.A1" office:value-type="string">
            <text:p text:style-name="P16"><text:span text:style-name="T3">(s) </text:span><text:span text:style-name="T3"><text:text-input text:description="">self.get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5"><text:span text:style-name="T3">(s) </text:span><text:span text:style-name="T3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8-10-25T10:33:36.483943082</dc:date>
    <meta:print-date>2011-04-06T15:03:00</meta:print-date>
    <meta:editing-cycles>105</meta:editing-cycles>
    <meta:editing-duration>PT16H57M57S</meta:editing-duration>
    <meta:generator>LibreOffice/6.0.6.2$Linux_X86_64 LibreOffice_project/00m0$Build-2</meta:generator>
    <dc:creator>bleybaert</dc:creator>
    <meta:document-statistic meta:table-count="2" meta:image-count="0" meta:object-count="0" meta:page-count="2" meta:paragraph-count="44" meta:word-count="188" meta:character-count="1823" meta:non-whitespace-character-count="1722"/>
    <meta:user-defined meta:name="_AuthorEmail"/>
    <meta:user-defined meta:name="_AuthorEmailDisplayName"/>
    <meta:user-defined meta:name="_EmailSubject"/>
  </office:meta>
</office:document-meta>
</file>